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Roya" svg:font-family="IRRoya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officeooo:rsid="001bb161" officeooo:paragraph-rsid="001bb161" style:font-name-complex="IRZar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bb161" officeooo:paragraph-rsid="001bb161" style:font-name-complex="IRZar"/>
    </style:style>
    <style:style style:name="T1" style:family="text">
      <style:text-properties officeooo:rsid="001c6c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اسمه تعالی</text:p>
      <text:p text:style-name="P2">اینکه در مورد نرم‌افزار ملی چه باید کرد؟</text:p>
      <text:p text:style-name="P2">سه نرم‌افزار اصلی باید مد نظر باشد.</text:p>
      <text:p text:style-name="P2">۱ – نرم‌افزار رصدخانه آب کشور:</text:p>
      <text:p text:style-name="P2"><text:tab/>- شامل نقشه آب کشور – آمار مصرف آب و … شبیه نرم‌افزار رصد خانه تهران</text:p>
      <text:p text:style-name="P2"><text:tab/>- اطلاعات و گزارش‌ها به منظور اطلاع‌رسانی به مدیران و عامه مردم</text:p>
      <text:p text:style-name="P2"><text:tab/>- </text:p>
      <text:p text:style-name="P2">۲ – نرم‌افزار آب و بهینه‌سازی مصرف آب</text:p>
      <text:p text:style-name="P2"><text:tab/>- مخاطب هدف این نرم‌افزار، کشاورزان و صاحبان چاه‌های کشاورزی ( شاید آب جاری)</text:p>
      <text:p text:style-name="P2"><text:tab/>-</text:p>
      <text:p text:style-name="P2">۳ – نرم‌افزار هوشمند سازی مصرف آب</text:p>
      <text:p text:style-name="P2"><text:tab/>- <text:span text:style-name="T1">نرم‌افزارهای خاص و سخت‌افزارهای اندازه‌گیری در این موضوع تعریف می‌شوند.</text:span></text:p>
      <text:p text:style-name="P2"><text:tab/>- <text:span text:style-name="T1">موضوعاتی مثل جریان آب زیرزمینی در آن تعریف می‌شوند.</text:span></text:p>
      <text:p text:style-name="P2"><text:tab/>- <text:span text:style-name="T1">ارتباط با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Roya" svg:font-family="IRRoya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04:14:33.171570293</meta:creation-date>
    <meta:generator>LibreOffice/7.3.7.2$Linux_X86_64 LibreOffice_project/30$Build-2</meta:generator>
    <dc:date>2023-05-03T13:16:45.573234324</dc:date>
    <meta:editing-duration>PT8H40M20S</meta:editing-duration>
    <meta:editing-cycles>1</meta:editing-cycles>
    <meta:document-statistic meta:table-count="0" meta:image-count="0" meta:object-count="0" meta:page-count="1" meta:paragraph-count="14" meta:word-count="102" meta:character-count="526" meta:non-whitespace-character-count="424"/>
  </office:meta>
</office:document-meta>
</file>